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</style:style>
    <style:style style:name="P7" style:parent-style-name="Standard" style:family="paragraph">
      <style:paragraph-properties fo:line-height="150%"/>
    </style:style>
    <style:style style:name="P8" style:parent-style-name="Standard" style:family="paragraph">
      <style:paragraph-properties fo:line-height="150%"/>
    </style:style>
    <style:style style:name="P9" style:parent-style-name="Standard" style:family="paragraph">
      <style:paragraph-properties fo:line-height="150%"/>
    </style:style>
    <style:style style:name="T10" style:parent-style-name="Fonteparág.padrão" style:family="text">
      <style:text-properties fo:font-size="16pt" style:font-size-asian="16pt" style:font-size-complex="16pt"/>
    </style:style>
    <style:style style:name="P11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line-height="150%"/>
    </style:style>
    <style:style style:name="P17" style:parent-style-name="Standard" style:family="paragraph">
      <style:paragraph-properties fo:line-height="150%"/>
    </style:style>
    <style:style style:name="T18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line-height="150%"/>
    </style:style>
    <style:style style:name="T2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2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3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4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5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26" style:parent-style-name="Standard" style:family="paragraph">
      <style:paragraph-properties fo:line-height="150%"/>
      <style:text-properties fo:font-weight="bold" style:font-weight-asian="bold" style:font-weight-complex="bold" fo:font-size="28pt" style:font-size-asian="28pt" style:font-size-complex="28pt"/>
    </style:style>
    <style:style style:name="P27" style:parent-style-name="Standard" style:family="paragraph">
      <style:paragraph-properties fo:line-height="150%"/>
    </style:style>
    <style:style style:name="T28" style:parent-style-name="Fonteparág.padrão" style:family="text">
      <style:text-properties fo:font-weight="bold" style:font-weight-asian="bold" style:font-weight-complex="bold" fo:font-size="28pt" style:font-size-asian="28pt" style:font-size-complex="28pt"/>
    </style:style>
    <style:style style:name="TableColumn30" style:family="table-column">
      <style:table-column-properties style:column-width="1.927in" style:use-optimal-column-width="false"/>
    </style:style>
    <style:style style:name="TableColumn31" style:family="table-column">
      <style:table-column-properties style:column-width="2.4479in" style:use-optimal-column-width="false"/>
    </style:style>
    <style:style style:name="TableColumn32" style:family="table-column">
      <style:table-column-properties style:column-width="1.4062in" style:use-optimal-column-width="false"/>
    </style:style>
    <style:style style:name="TableColumn33" style:family="table-column">
      <style:table-column-properties style:column-width="0.8958in" style:use-optimal-column-width="false"/>
    </style:style>
    <style:style style:name="Table29" style:family="table">
      <style:table-properties style:width="6.677in" fo:margin-left="0.0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50%"/>
    </style:style>
    <style:style style:name="T3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50%"/>
    </style:style>
    <style:style style:name="T4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Standard" style:family="paragraph">
      <style:paragraph-properties fo:margin-bottom="0in" fo:line-height="150%"/>
    </style:style>
    <style:style style:name="T4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50%"/>
    </style:style>
    <style:style style:name="T4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50%"/>
    </style:style>
    <style:style style:name="T50" style:parent-style-name="Fonteparág.padrão" style:family="text">
      <style:text-properties fo:font-size="12pt" style:font-size-asian="12pt" style:font-size-complex="12pt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50%"/>
    </style:style>
    <style:style style:name="T53" style:parent-style-name="Fonteparág.padrão" style:family="text">
      <style:text-properties fo:font-size="12pt" style:font-size-asian="12pt" style:font-size-complex="12pt"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50%"/>
    </style:style>
    <style:style style:name="T56" style:parent-style-name="Fonteparág.padrão" style:family="text">
      <style:text-properties fo:font-size="12pt" style:font-size-asian="12pt" style:font-size-complex="12pt"/>
    </style:style>
    <style:style style:name="TableCell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50%"/>
    </style:style>
    <style:style style:name="T59" style:parent-style-name="Fonteparág.padrão" style:family="text">
      <style:text-properties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50%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50%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 fo:margin-bottom="0in" fo:line-height="150%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50%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50%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50%"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50%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50%"/>
    </style:style>
    <style:style style:name="P78" style:parent-style-name="Standard" style:family="paragraph">
      <style:paragraph-properties fo:line-height="150%"/>
    </style:style>
    <style:style style:name="P79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0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1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2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3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4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5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6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87" style:parent-style-name="ContentsHeading" style:family="paragraph">
      <style:paragraph-properties fo:line-height="150%">
        <style:tab-stops>
          <style:tab-stop style:type="right" style:leader-style="dotted" style:leader-text="." style:position="6.1375in"/>
        </style:tab-stops>
      </style:paragraph-properties>
      <style:text-properties fo:color="#000000" fo:font-size="28pt" style:font-size-asian="28pt" style:font-size-complex="28pt"/>
    </style:style>
    <style:style style:name="P88" style:parent-style-name="ContentsHeading" style:family="paragraph">
      <style:paragraph-properties fo:line-height="150%">
        <style:tab-stops>
          <style:tab-stop style:type="right" style:leader-style="dotted" style:leader-text="." style:position="6.1375in"/>
        </style:tab-stops>
      </style:paragraph-properties>
      <style:text-properties fo:color="#000000" fo:font-size="28pt" style:font-size-asian="28pt" style:font-size-complex="28pt"/>
    </style:style>
    <style:style style:name="P89" style:parent-style-name="ContentsHeading" style:family="paragraph">
      <style:paragraph-properties fo:line-height="150%">
        <style:tab-stops>
          <style:tab-stop style:type="right" style:leader-style="dotted" style:leader-text="." style:position="6.1375in"/>
        </style:tab-stops>
      </style:paragraph-properties>
      <style:text-properties fo:color="#000000" fo:font-size="28pt" style:font-size-asian="28pt" style:font-size-complex="28pt"/>
    </style:style>
    <style:style style:name="P90" style:parent-style-name="ContentsHeading" style:family="paragraph">
      <style:paragraph-properties fo:line-height="150%">
        <style:tab-stops>
          <style:tab-stop style:type="right" style:leader-style="dotted" style:leader-text="." style:position="6.1375in"/>
        </style:tab-stops>
      </style:paragraph-properties>
    </style:style>
    <style:style style:name="T91" style:parent-style-name="Fonteparág.padrão" style:family="text">
      <style:text-properties fo:color="#000000" fo:font-size="28pt" style:font-size-asian="28pt" style:font-size-complex="28pt"/>
    </style:style>
    <style:style style:name="P92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93" style:parent-style-name="Fonteparág.padrão" style:family="text">
      <style:text-properties style:font-name="Arial" fo:color="#000000"/>
    </style:style>
    <style:style style:name="T94" style:parent-style-name="Fonteparág.padrão" style:family="text">
      <style:text-properties style:font-name="Arial" fo:color="#000000"/>
    </style:style>
    <style:style style:name="P95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96" style:parent-style-name="Fonteparág.padrão" style:family="text">
      <style:text-properties style:font-name="Arial" fo:color="#000000"/>
    </style:style>
    <style:style style:name="T97" style:parent-style-name="Fonteparág.padrão" style:family="text">
      <style:text-properties style:font-name="Arial" fo:color="#000000"/>
    </style:style>
    <style:style style:name="P98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99" style:parent-style-name="Fonteparág.padrão" style:family="text">
      <style:text-properties style:font-name="Arial" fo:color="#000000"/>
    </style:style>
    <style:style style:name="T100" style:parent-style-name="Fonteparág.padrão" style:family="text">
      <style:text-properties style:font-name="Arial" fo:color="#000000"/>
    </style:style>
    <style:style style:name="P101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102" style:parent-style-name="Fonteparág.padrão" style:family="text">
      <style:text-properties style:font-name="Arial" fo:color="#000000"/>
    </style:style>
    <style:style style:name="T103" style:parent-style-name="Fonteparág.padrão" style:family="text">
      <style:text-properties style:font-name="Arial" fo:color="#000000"/>
    </style:style>
    <style:style style:name="P104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105" style:parent-style-name="Fonteparág.padrão" style:family="text">
      <style:text-properties style:font-name="Arial" fo:color="#000000"/>
    </style:style>
    <style:style style:name="T106" style:parent-style-name="Fonteparág.padrão" style:family="text">
      <style:text-properties style:font-name="Arial" fo:color="#000000"/>
    </style:style>
    <style:style style:name="P107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108" style:parent-style-name="Fonteparág.padrão" style:family="text">
      <style:text-properties style:font-name="Arial" fo:color="#000000"/>
    </style:style>
    <style:style style:name="T109" style:parent-style-name="Fonteparág.padrão" style:family="text">
      <style:text-properties style:font-name="Arial" fo:color="#000000"/>
    </style:style>
    <style:style style:name="T110" style:parent-style-name="Fonteparág.padrão" style:family="text">
      <style:text-properties style:font-name="Arial" fo:color="#000000"/>
    </style:style>
    <style:style style:name="P111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112" style:parent-style-name="Fonteparág.padrão" style:family="text">
      <style:text-properties style:font-name="Arial" fo:color="#000000"/>
    </style:style>
    <style:style style:name="T113" style:parent-style-name="Fonteparág.padrão" style:family="text">
      <style:text-properties style:font-name="Arial" fo:color="#000000"/>
    </style:style>
    <style:style style:name="T114" style:parent-style-name="Fonteparág.padrão" style:family="text">
      <style:text-properties style:font-name="Arial" fo:color="#000000"/>
    </style:style>
    <style:style style:name="P115" style:parent-style-name="Contents1" style:family="paragraph">
      <style:paragraph-properties fo:line-height="150%">
        <style:tab-stops>
          <style:tab-stop style:type="right" style:leader-style="dotted" style:leader-text="." style:position="6.693in"/>
        </style:tab-stops>
      </style:paragraph-properties>
    </style:style>
    <style:style style:name="T116" style:parent-style-name="Fonteparág.padrão" style:family="text">
      <style:text-properties style:font-name="Arial" fo:color="#000000"/>
    </style:style>
    <style:style style:name="T117" style:parent-style-name="Fonteparág.padrão" style:family="text">
      <style:text-properties style:font-name="Arial" fo:color="#000000"/>
    </style:style>
    <style:style style:name="T118" style:parent-style-name="Fonteparág.padrão" style:family="text">
      <style:text-properties style:font-name="Arial" fo:color="#000000"/>
    </style:style>
    <style:style style:name="P119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0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1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2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3" style:parent-style-name="Standard" style:family="paragraph">
      <style:paragraph-properties fo:line-height="150%"/>
    </style:style>
    <style:style style:name="P124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5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6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7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8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29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P130" style:parent-style-name="Standard" style:family="paragraph">
      <style:paragraph-properties fo:line-height="150%"/>
      <style:text-properties fo:font-size="20pt" style:font-size-asian="20pt" style:font-size-complex="20pt"/>
    </style:style>
    <style:style style:name="T131" style:parent-style-name="ÊnfaseIntensa" style:family="text">
      <style:text-properties style:font-weight-complex="normal" fo:font-style="normal" style:font-style-asian="normal" style:font-style-complex="normal" style:use-window-font-color="true"/>
    </style:style>
    <style:style style:name="P132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33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34" style:parent-style-name="Standard" style:family="paragraph">
      <style:paragraph-properties fo:text-align="justify" fo:line-height="100%" fo:text-indent="0.5909in"/>
      <style:text-properties fo:font-weight="bold" style:font-weight-asian="bold" fo:font-size="16pt" style:font-size-asian="16pt" style:font-size-complex="16pt"/>
    </style:style>
    <style:style style:name="P135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36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37" style:parent-style-name="Standard" style:family="paragraph">
      <style:paragraph-properties fo:text-align="justify" fo:line-height="100%" fo:text-indent="0.5909in"/>
      <style:text-properties fo:font-weight="bold" style:font-weight-asian="bold" fo:font-size="16pt" style:font-size-asian="16pt" style:font-size-complex="12pt"/>
    </style:style>
    <style:style style:name="P138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39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40" style:parent-style-name="Standard" style:family="paragraph">
      <style:paragraph-properties fo:text-align="justify" fo:line-height="100%" fo:text-indent="0.5909in"/>
      <style:text-properties fo:font-weight="bold" style:font-weight-asian="bold" fo:font-size="16pt" style:font-size-asian="16pt" style:font-size-complex="12pt"/>
    </style:style>
    <style:style style:name="P141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42" style:parent-style-name="Standard" style:family="paragraph">
      <style:paragraph-properties fo:text-align="justify" fo:line-height="100%" fo:text-indent="0.5909in"/>
      <style:text-properties fo:font-weight="bold" style:font-weight-asian="bold" fo:font-size="16pt" style:font-size-asian="16pt" style:font-size-complex="12pt"/>
    </style:style>
    <style:style style:name="P143" style:parent-style-name="Standard" style:family="paragraph">
      <style:paragraph-properties fo:text-align="justify" fo:line-height="100%" fo:text-indent="0.5909in"/>
      <style:text-properties fo:font-weight="bold" style:font-weight-asian="bold" fo:font-size="16pt" style:font-size-asian="16pt" style:font-size-complex="12pt"/>
    </style:style>
    <style:style style:name="P144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45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46" style:parent-style-name="Standard" style:family="paragraph">
      <style:paragraph-properties fo:text-align="justify" fo:line-height="100%" fo:text-indent="0.5909in"/>
      <style:text-properties fo:font-weight="bold" style:font-weight-asian="bold" fo:font-size="16pt" style:font-size-asian="16pt" style:font-size-complex="12pt"/>
    </style:style>
    <style:style style:name="P147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48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49" style:parent-style-name="Standard" style:family="paragraph">
      <style:paragraph-properties fo:text-align="justify" fo:line-height="100%" fo:text-indent="0.5909in"/>
      <style:text-properties fo:font-weight="bold" style:font-weight-asian="bold" fo:font-size="16pt" style:font-size-asian="16pt" style:font-size-complex="12pt"/>
    </style:style>
    <style:style style:name="P150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51" style:parent-style-name="Standard" style:family="paragraph">
      <style:paragraph-properties fo:text-align="justify" fo:line-height="100%" fo:text-indent="0.5909in"/>
      <style:text-properties fo:font-size="12pt" style:font-size-asian="12pt" style:font-size-complex="12pt"/>
    </style:style>
    <style:style style:name="P152" style:parent-style-name="Standard" style:family="paragraph">
      <style:paragraph-properties fo:text-align="justify" fo:line-height="100%" fo:text-indent="0.5909in"/>
      <style:text-properties fo:font-weight="bold" style:font-weight-asian="bold" fo:font-size="16pt" style:font-size-asian="16pt" style:font-size-complex="12pt"/>
    </style:style>
    <style:style style:name="P153" style:parent-style-name="Standard" style:family="paragraph">
      <style:paragraph-properties fo:text-align="justify" fo:line-height="100%"/>
    </style:style>
    <style:style style:name="T154" style:parent-style-name="Fonteparág.padrão" style:family="text">
      <style:text-properties fo:font-size="12pt" style:font-size-asian="12pt" style:font-size-complex="12pt"/>
    </style:style>
    <style:style style:name="T155" style:parent-style-name="Fonteparág.padrão" style:family="text">
      <style:text-properties fo:font-size="12pt" style:font-size-asian="12pt" style:font-size-complex="12pt"/>
    </style:style>
    <style:style style:family="graphic" style:name="a1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><text:span text:style-name="T10"><draw:frame draw:z-index="251658240" draw:style-name="a1" draw:name="Imagem 2" text:anchor-type="paragraph" svg:x="0in" svg:y="0.24094in" svg:width="3.33346in" svg:height="2.5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SGB_PLGT_TemplateDocumentos</text:span><text:bookmark-start text:name="id.gjdgxs"/><text:bookmark-end text:name="id.gjdgxs"/></text:p>
      <text:p text:style-name="P19"><text:span text:style-name="T20">Versão 0.1</text:span></text:p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<text:span text:style-name="T28">Histórico de Revisões</text:span>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Nome</text:span></text:p>
          </table:table-cell>
          <table:table-cell table:style-name="TableCell38">
            <text:p text:style-name="P39"><text:span text:style-name="T40">Alterações</text:span></text:p>
          </table:table-cell>
          <table:table-cell table:style-name="TableCell41">
            <text:p text:style-name="P42"><text:span text:style-name="T43">Data</text:span></text:p>
          </table:table-cell>
          <table:table-cell table:style-name="TableCell44">
            <text:p text:style-name="P45"><text:span text:style-name="T46">Versão</text:span></text:p>
          </table:table-cell>
        </table:table-row>
        <table:table-row table:style-name="TableRow47">
          <table:table-cell table:style-name="TableCell48">
            <text:p text:style-name="P49"><text:span text:style-name="T50">Diogo Gonçalves Teodoro</text:span></text:p>
          </table:table-cell>
          <table:table-cell table:style-name="TableCell51">
            <text:p text:style-name="P52"><text:span text:style-name="T53">Criação do Documento</text:span></text:p>
          </table:table-cell>
          <table:table-cell table:style-name="TableCell54">
            <text:p text:style-name="P55"><text:span text:style-name="T56">26/10/2012</text:span></text:p>
          </table:table-cell>
          <table:table-cell table:style-name="TableCell57">
            <text:p text:style-name="P58"><text:span text:style-name="T59">0.1</text:span>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soft-page-break/>
      <text:p text:style-name="P90"><text:span text:style-name="T91">Sumário</text:span></text:p>
      <text:p text:style-name="P92"><text:a xlink:href="#__RefHeading__3196_103755458" office:target-frame-name="_top" xlink:show="replace"><text:span text:style-name="T93">1 Responsabilidades<text:s/></text:span><text:span text:style-name="T94"><text:tab/>4</text:span></text:a></text:p>
      <text:p text:style-name="P95"><text:a xlink:href="#__RefHeading__3196_103755458" office:target-frame-name="_top" xlink:show="replace"><text:span text:style-name="T96">2 Atividades<text:s/></text:span><text:span text:style-name="T97"><text:tab/>4</text:span></text:a></text:p>
      <text:p text:style-name="P98"><text:a xlink:href="#__RefHeading__3196_103755458" office:target-frame-name="_top" xlink:show="replace"><text:span text:style-name="T99">3 Definição de Responsáveis<text:s/></text:span><text:span text:style-name="T100"><text:tab/>4</text:span></text:a></text:p>
      <text:p text:style-name="P101"><text:a xlink:href="#__RefHeading__3196_103755458" office:target-frame-name="_top" xlink:show="replace"><text:span text:style-name="T102">4 Sequenciamento das Atividades<text:s/></text:span><text:span text:style-name="T103"><text:tab/>4</text:span></text:a></text:p>
      <text:p text:style-name="P104"><text:a xlink:href="#__RefHeading__3196_103755458" office:target-frame-name="_top" xlink:show="replace"><text:span text:style-name="T105">5 Estimativa<text:s/></text:span><text:span text:style-name="T106"><text:tab/>4</text:span></text:a></text:p>
      <text:p text:style-name="P107"><text:a xlink:href="#__RefHeading__3196_103755458" office:target-frame-name="_top" xlink:show="replace"><text:span text:style-name="T108">6 Cronograma<text:s/></text:span><text:span text:style-name="T109"><text:tab/></text:span></text:a><text:span text:style-name="T110">5</text:span></text:p>
      <text:p text:style-name="P111"><text:a xlink:href="#__RefHeading__3196_103755458" office:target-frame-name="_top" xlink:show="replace"><text:span text:style-name="T112">7 Comprometimento<text:s/></text:span><text:span text:style-name="T113"><text:tab/></text:span></text:a><text:span text:style-name="T114">5</text:span></text:p>
      <text:p text:style-name="P115"><text:a xlink:href="#__RefHeading__3196_103755458" office:target-frame-name="_top" xlink:show="replace"><text:span text:style-name="T116">8 Ferramenta<text:s/></text:span><text:span text:style-name="T117"><text:tab/></text:span></text:a><text:span text:style-name="T118">5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Título">1<text:s/>Responsabilidades<text:span text:style-name="T131"><text:tab/></text:span></text:p>
      <text:p text:style-name="P132">Responsável por controlar cronograma e esforços para realizar o término do projeto do prazo.<text:s/>Suas atividades são: definir as atividades específicas do cronograma que precisam ser realizadas<text:s/>para produzir as várias entregas do projeto, sequenciar as atividades e identificar as dependências<text:s/>entre elas, estimar recursos necessários para cada atividade, estimar duração de cada atividade,<text:s/>desenvolver o cronograma, que inclui analisar os recursos necessários, restrições de cronograma,<text:s/>durações e sequenciamento de atividades, e, por fim, controlar o cronograma.</text:p>
      <text:p text:style-name="P133"/>
      <text:p text:style-name="P134">2<text:s/>Atividades</text:p>
      <text:p text:style-name="P135">As<text:s/>atividades<text:s/>são definidas conforme a WBS gerada pelo Gestor de Escopo.<text:s/>Após a definição das atividades, estas são priorizadas,<text:s/>alocadas aos responsáveis, definido o cronograma, estimar os recursos e duração das atividades,<text:s/>sequenciar as atividades e controlar a execução destas.</text:p>
      <text:p text:style-name="P136"/>
      <text:p text:style-name="P137">3<text:s/>Definição de Responsáveis</text:p>
      <text:p text:style-name="P138">A definição<text:s/>dos responsáveis<text:s/>para execução da atividade é feita levando<text:s/>em conta os recursos disponíveis e os responsáveis por cada papel definido pelo Gestor de Comunicação e RH.<text:s/>Tendo necessidade de alocar mais pessoas para determinada tarefa em que esta pessoa não esta responsável pelo papel definido pelo Gestor de Comunicação e RH, é necessário que entre em contato com o Gestor de Comunicação e RH para verificar esta possibilidade de troca, para que seja documentado.</text:p>
      <text:p text:style-name="P139"/>
      <text:p text:style-name="P140">4<text:s/>Sequenciamento das atividades</text:p>
      <text:p text:style-name="P141">O sequenciamento de atividades é feito pelo Gestor de Tempo levando em conta a analise do artefato a ser entregue e o tempo necessário para execução e entrega deste.</text:p>
      <text:p text:style-name="P142"/>
      <text:p text:style-name="P143">5<text:s/>Estimativa</text:p>
      <text:soft-page-break/>
      <text:p text:style-name="P144">A estimativa inicial para fase de Concepção e Planejamento<text:s/>será feita<text:s/>levando em conta bom base histórica e experiência em projetos anteriores.<text:s/>A estimativa<text:s/>é feita com base em horas necessárias para execução destas.</text:p>
      <text:p text:style-name="P145"/>
      <text:p text:style-name="P146">6<text:s/>Cronograma</text:p>
      <text:p text:style-name="P147">O cronograma das atividades é feito com base no tempo de execução das iterações definidas pelo ciclo de vida.</text:p>
      <text:p text:style-name="P148"/>
      <text:p text:style-name="P149">7<text:s/>Comprometimento</text:p>
      <text:p text:style-name="P150">O comprometimento inicial das atividades será<text:s/>feito via e-mail, onde o Gestor de Tempo irá enviar um e-mail com o gráfico de Gantt com todas as atividades para a primeira etapa do ciclo de vida.</text:p>
      <text:p text:style-name="P151"/>
      <text:p text:style-name="P152">8<text:s/>Ferramenta</text:p>
      <text:p text:style-name="P153"><text:span text:style-name="T154"><text:tab/>Para a primeira etapa do Ciclo de Vida, o Gestor de Tempo irá gerenciar as atividades<text:s/></text:span><text:span text:style-name="T155">utilizando gráficos de Gantt. Posteriormente este controle será feito pela ferramenta Redmine que será disponibilizada para utilização na Fábrica de Softwar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>
      <style:paragraph-properties fo:margin-bottom="0in" fo:line-height="90%"/>
      <style:text-properties fo:color="#404040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CabeçalhoChar1" style:display-name="Cabeçalho Char1" style:family="text" style:parent-style-name="Fonteparág.padrão"/>
    <style:style style:name="RodapéChar1" style:display-name="Rodapé Char1" style:family="text" style:parent-style-name="Fonteparág.padrão"/>
    <style:style style:name="Título" style:display-name="Título" style:family="paragraph" style:parent-style-name="Normal" style:next-style-name="Normal" style:auto-update="true">
      <style:paragraph-properties fo:margin-bottom="0.2083in" fo:text-indent="0.5909in">
        <style:tab-stops>
          <style:tab-stop style:type="left" style:position="3in"/>
        </style:tab-stops>
      </style:paragraph-properties>
      <style:text-properties style:font-name="Arial" style:font-name-asian="Times New Roman" style:font-name-complex="Times New Roman" fo:font-weight="bold" style:font-weight-asian="bold" fo:letter-spacing="0.0034in" style:letter-kerning="true" fo:font-size="16pt" style:font-size-asian="16pt" style:font-size-complex="26pt" fo:hyphenate="false"/>
    </style:style>
    <style:style style:name="TítuloChar" style:display-name="Título Char" style:family="text" style:parent-style-name="Fonteparág.padrão">
      <style:text-properties style:font-name="Arial" style:font-name-asian="Times New Roman" style:font-name-complex="Times New Roman" fo:font-weight="bold" style:font-weight-asian="bold" fo:letter-spacing="0.0034in" style:letter-kerning="true" fo:font-size="16pt" style:font-size-asian="16pt" style:font-size-complex="26pt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Sumário2" style:display-name="Sumário 2" style:family="paragraph" style:parent-style-name="Normal" style:next-style-name="Normal" style:auto-update="true">
      <style:paragraph-properties style:punctuation-wrap="hanging" style:text-autospace="ideograph-alpha" style:vertical-align="auto" fo:margin-bottom="0.0694in" fo:line-height="115%" fo:margin-left="0.1527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style:style style:name="Sumário3" style:display-name="Sumário 3" style:family="paragraph" style:parent-style-name="Normal" style:next-style-name="Normal" style:auto-update="true">
      <style:paragraph-properties style:punctuation-wrap="hanging" style:text-autospace="ideograph-alpha" style:vertical-align="auto" fo:margin-bottom="0.0694in" fo:line-height="115%" fo:margin-left="0.3055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onteparág.padrão" style:family="text">
      <style:text-properties style:font-name="Arial" fo:font-size="11pt" style:font-size-asian="11pt" style:font-size-complex="11pt"/>
    </style:style>
    <style:style style:name="T3" style:parent-style-name="Fonteparág.padrão" style:family="text">
      <style:text-properties style:font-name="Arial" fo:font-size="11pt" style:font-size-asian="11pt" style:font-size-complex="11pt"/>
    </style:style>
    <style:style style:name="P4" style:parent-style-name="Cabeçalho" style:family="paragraph">
      <style:text-properties style:font-name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1" text:anchor-type="paragraph" svg:x="5.63622in" svg:y="0.07283in" svg:width="0.98976in" svg:height="0.68543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 de Goiás</text:span></text:p>
        <text:p text:style-name="P4">Sistema de Gestão Bibliográfica</text:p>
        <text:p text:style-name="Standard">SGB_PLGT_TemplateDocumentos<text:bookmark-start text:name="id.gjdgxs1"/><text:s/><text:bookmark-end text:name="id.gjdgxs1"/>Versão 0.1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ogo</meta:initial-creator>
    <dc:creator>Diogo</dc:creator>
    <meta:creation-date>2012-10-25T10:41:00Z</meta:creation-date>
    <dc:date>2012-10-26T20:11:00Z</dc:date>
    <meta:template xlink:href="Normal" xlink:type="simple"/>
    <meta:editing-cycles>6</meta:editing-cycles>
    <meta:editing-duration>PT1800S</meta:editing-duration>
    <meta:document-statistic meta:page-count="5" meta:paragraph-count="6" meta:word-count="496" meta:character-count="3174" meta:row-count="22" meta:non-whitespace-character-count="2684"/>
  </office:meta>
</office:document-meta>
</file>